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ldstyle Small Caps" svg:font-family="'Oldstyle Small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35cm" fo:min-width="17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ldstyle Small Caps" fo:font-size="15pt" style:font-size-asian="15pt" style:font-size-complex="15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color="#000000" style:font-name="Oldstyle Small Caps" fo:font-size="10pt" style:font-size-asian="10pt" style:font-size-complex="10pt"/>
    </style:style>
    <style:style style:name="P5" style:family="paragraph">
      <style:text-properties fo:color="#000000" style:font-name="Oldstyle Small Caps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9pt" fo:font-style="normal" style:text-underline-style="none" fo:font-weight="normal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9pt" fo:font-style="normal" style:text-underline-style="none" fo:font-weight="normal"/>
    </style:style>
    <style:style style:name="T1" style:family="text">
      <style:text-properties fo:color="#ffffff" style:font-name="Oldstyle Small Caps" fo:font-size="15pt" style:font-size-asian="15pt" style:font-size-complex="15pt"/>
    </style:style>
    <style:style style:name="T2" style:family="text">
      <style:text-properties fo:color="#000000" style:font-name="Oldstyle Small Cap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SKILL_IS_SCHOOL.1" form:control-implementation="ooo:com.sun.star.form.component.CheckBox" xml:id="control1" form:id="control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" form:control-implementation="ooo:com.sun.star.form.component.TextField" xml:id="control2" form:id="control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" form:control-implementation="ooo:com.sun.star.form.component.TextField" xml:id="control3" form:id="control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" form:control-implementation="ooo:com.sun.star.form.component.TextField" xml:id="control4" form:id="control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" form:control-implementation="ooo:com.sun.star.form.component.TextField" xml:id="control5" form:id="control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" form:control-implementation="ooo:com.sun.star.form.component.TextField" xml:id="control6" form:id="control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" form:control-implementation="ooo:com.sun.star.form.component.CheckBox" xml:id="control7" form:id="control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" form:control-implementation="ooo:com.sun.star.form.component.TextField" xml:id="control8" form:id="control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" form:control-implementation="ooo:com.sun.star.form.component.TextField" xml:id="control9" form:id="control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" form:control-implementation="ooo:com.sun.star.form.component.TextField" xml:id="control10" form:id="control1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" form:control-implementation="ooo:com.sun.star.form.component.TextField" xml:id="control11" form:id="control1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" form:control-implementation="ooo:com.sun.star.form.component.TextField" xml:id="control12" form:id="control1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" form:control-implementation="ooo:com.sun.star.form.component.CheckBox" xml:id="control13" form:id="control1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" form:control-implementation="ooo:com.sun.star.form.component.TextField" xml:id="control14" form:id="control1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" form:control-implementation="ooo:com.sun.star.form.component.TextField" xml:id="control15" form:id="control1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" form:control-implementation="ooo:com.sun.star.form.component.TextField" xml:id="control16" form:id="control1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" form:control-implementation="ooo:com.sun.star.form.component.TextField" xml:id="control17" form:id="control1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" form:control-implementation="ooo:com.sun.star.form.component.TextField" xml:id="control18" form:id="control1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4" form:control-implementation="ooo:com.sun.star.form.component.CheckBox" xml:id="control19" form:id="control1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4" form:control-implementation="ooo:com.sun.star.form.component.TextField" xml:id="control20" form:id="control2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4" form:control-implementation="ooo:com.sun.star.form.component.TextField" xml:id="control21" form:id="control2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4" form:control-implementation="ooo:com.sun.star.form.component.TextField" xml:id="control22" form:id="control2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4" form:control-implementation="ooo:com.sun.star.form.component.TextField" xml:id="control23" form:id="control2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4" form:control-implementation="ooo:com.sun.star.form.component.TextField" xml:id="control24" form:id="control2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5" form:control-implementation="ooo:com.sun.star.form.component.CheckBox" xml:id="control25" form:id="control2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5" form:control-implementation="ooo:com.sun.star.form.component.TextField" xml:id="control26" form:id="control2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5" form:control-implementation="ooo:com.sun.star.form.component.TextField" xml:id="control27" form:id="control2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5" form:control-implementation="ooo:com.sun.star.form.component.TextField" xml:id="control28" form:id="control2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5" form:control-implementation="ooo:com.sun.star.form.component.TextField" xml:id="control29" form:id="control2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5" form:control-implementation="ooo:com.sun.star.form.component.TextField" xml:id="control30" form:id="control3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6" form:control-implementation="ooo:com.sun.star.form.component.CheckBox" xml:id="control31" form:id="control3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6" form:control-implementation="ooo:com.sun.star.form.component.TextField" xml:id="control32" form:id="control3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6" form:control-implementation="ooo:com.sun.star.form.component.TextField" xml:id="control33" form:id="control3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6" form:control-implementation="ooo:com.sun.star.form.component.TextField" xml:id="control34" form:id="control3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6" form:control-implementation="ooo:com.sun.star.form.component.TextField" xml:id="control35" form:id="control3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6" form:control-implementation="ooo:com.sun.star.form.component.TextField" xml:id="control36" form:id="control3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7" form:control-implementation="ooo:com.sun.star.form.component.CheckBox" xml:id="control37" form:id="control3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7" form:control-implementation="ooo:com.sun.star.form.component.TextField" xml:id="control38" form:id="control3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7" form:control-implementation="ooo:com.sun.star.form.component.TextField" xml:id="control39" form:id="control3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7" form:control-implementation="ooo:com.sun.star.form.component.TextField" xml:id="control40" form:id="control4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7" form:control-implementation="ooo:com.sun.star.form.component.TextField" xml:id="control41" form:id="control4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7" form:control-implementation="ooo:com.sun.star.form.component.TextField" xml:id="control42" form:id="control4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8" form:control-implementation="ooo:com.sun.star.form.component.CheckBox" xml:id="control43" form:id="control4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8" form:control-implementation="ooo:com.sun.star.form.component.TextField" xml:id="control44" form:id="control4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8" form:control-implementation="ooo:com.sun.star.form.component.TextField" xml:id="control45" form:id="control4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8" form:control-implementation="ooo:com.sun.star.form.component.TextField" xml:id="control46" form:id="control4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8" form:control-implementation="ooo:com.sun.star.form.component.TextField" xml:id="control47" form:id="control4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8" form:control-implementation="ooo:com.sun.star.form.component.TextField" xml:id="control48" form:id="control4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9" form:control-implementation="ooo:com.sun.star.form.component.CheckBox" xml:id="control49" form:id="control4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9" form:control-implementation="ooo:com.sun.star.form.component.TextField" xml:id="control50" form:id="control5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9" form:control-implementation="ooo:com.sun.star.form.component.TextField" xml:id="control51" form:id="control5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9" form:control-implementation="ooo:com.sun.star.form.component.TextField" xml:id="control52" form:id="control5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9" form:control-implementation="ooo:com.sun.star.form.component.TextField" xml:id="control53" form:id="control5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9" form:control-implementation="ooo:com.sun.star.form.component.TextField" xml:id="control54" form:id="control5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0" form:control-implementation="ooo:com.sun.star.form.component.CheckBox" xml:id="control55" form:id="control5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0" form:control-implementation="ooo:com.sun.star.form.component.TextField" xml:id="control56" form:id="control5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0" form:control-implementation="ooo:com.sun.star.form.component.TextField" xml:id="control57" form:id="control5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0" form:control-implementation="ooo:com.sun.star.form.component.TextField" xml:id="control58" form:id="control5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0" form:control-implementation="ooo:com.sun.star.form.component.TextField" xml:id="control59" form:id="control5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0" form:control-implementation="ooo:com.sun.star.form.component.TextField" xml:id="control60" form:id="control6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1" form:control-implementation="ooo:com.sun.star.form.component.CheckBox" xml:id="control61" form:id="control6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1" form:control-implementation="ooo:com.sun.star.form.component.TextField" xml:id="control62" form:id="control6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1" form:control-implementation="ooo:com.sun.star.form.component.TextField" xml:id="control63" form:id="control6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1" form:control-implementation="ooo:com.sun.star.form.component.TextField" xml:id="control64" form:id="control6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1" form:control-implementation="ooo:com.sun.star.form.component.TextField" xml:id="control65" form:id="control6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1" form:control-implementation="ooo:com.sun.star.form.component.TextField" xml:id="control66" form:id="control6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2" form:control-implementation="ooo:com.sun.star.form.component.CheckBox" xml:id="control67" form:id="control6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2" form:control-implementation="ooo:com.sun.star.form.component.TextField" xml:id="control68" form:id="control6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2" form:control-implementation="ooo:com.sun.star.form.component.TextField" xml:id="control69" form:id="control6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2" form:control-implementation="ooo:com.sun.star.form.component.TextField" xml:id="control70" form:id="control7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2" form:control-implementation="ooo:com.sun.star.form.component.TextField" xml:id="control71" form:id="control7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2" form:control-implementation="ooo:com.sun.star.form.component.TextField" xml:id="control72" form:id="control7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3" form:control-implementation="ooo:com.sun.star.form.component.CheckBox" xml:id="control73" form:id="control7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3" form:control-implementation="ooo:com.sun.star.form.component.TextField" xml:id="control74" form:id="control7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3" form:control-implementation="ooo:com.sun.star.form.component.TextField" xml:id="control75" form:id="control7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3" form:control-implementation="ooo:com.sun.star.form.component.TextField" xml:id="control76" form:id="control7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3" form:control-implementation="ooo:com.sun.star.form.component.TextField" xml:id="control77" form:id="control7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3" form:control-implementation="ooo:com.sun.star.form.component.TextField" xml:id="control78" form:id="control7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4" form:control-implementation="ooo:com.sun.star.form.component.CheckBox" xml:id="control79" form:id="control7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4" form:control-implementation="ooo:com.sun.star.form.component.TextField" xml:id="control80" form:id="control8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4" form:control-implementation="ooo:com.sun.star.form.component.TextField" xml:id="control81" form:id="control8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4" form:control-implementation="ooo:com.sun.star.form.component.TextField" xml:id="control82" form:id="control8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4" form:control-implementation="ooo:com.sun.star.form.component.TextField" xml:id="control83" form:id="control8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4" form:control-implementation="ooo:com.sun.star.form.component.TextField" xml:id="control84" form:id="control8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5" form:control-implementation="ooo:com.sun.star.form.component.CheckBox" xml:id="control85" form:id="control8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5" form:control-implementation="ooo:com.sun.star.form.component.TextField" xml:id="control86" form:id="control8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5" form:control-implementation="ooo:com.sun.star.form.component.TextField" xml:id="control87" form:id="control8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5" form:control-implementation="ooo:com.sun.star.form.component.TextField" xml:id="control88" form:id="control8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5" form:control-implementation="ooo:com.sun.star.form.component.TextField" xml:id="control89" form:id="control8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5" form:control-implementation="ooo:com.sun.star.form.component.TextField" xml:id="control90" form:id="control9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6" form:control-implementation="ooo:com.sun.star.form.component.CheckBox" xml:id="control91" form:id="control9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6" form:control-implementation="ooo:com.sun.star.form.component.TextField" xml:id="control92" form:id="control9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6" form:control-implementation="ooo:com.sun.star.form.component.TextField" xml:id="control93" form:id="control9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6" form:control-implementation="ooo:com.sun.star.form.component.TextField" xml:id="control94" form:id="control9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6" form:control-implementation="ooo:com.sun.star.form.component.TextField" xml:id="control95" form:id="control9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6" form:control-implementation="ooo:com.sun.star.form.component.TextField" xml:id="control96" form:id="control9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7" form:control-implementation="ooo:com.sun.star.form.component.CheckBox" xml:id="control97" form:id="control9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7" form:control-implementation="ooo:com.sun.star.form.component.TextField" xml:id="control98" form:id="control9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7" form:control-implementation="ooo:com.sun.star.form.component.TextField" xml:id="control99" form:id="control9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7" form:control-implementation="ooo:com.sun.star.form.component.TextField" xml:id="control100" form:id="control10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7" form:control-implementation="ooo:com.sun.star.form.component.TextField" xml:id="control101" form:id="control10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7" form:control-implementation="ooo:com.sun.star.form.component.TextField" xml:id="control102" form:id="control10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8" form:control-implementation="ooo:com.sun.star.form.component.CheckBox" xml:id="control103" form:id="control10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8" form:control-implementation="ooo:com.sun.star.form.component.TextField" xml:id="control104" form:id="control10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8" form:control-implementation="ooo:com.sun.star.form.component.TextField" xml:id="control105" form:id="control10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8" form:control-implementation="ooo:com.sun.star.form.component.TextField" xml:id="control106" form:id="control10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8" form:control-implementation="ooo:com.sun.star.form.component.TextField" xml:id="control107" form:id="control10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8" form:control-implementation="ooo:com.sun.star.form.component.TextField" xml:id="control108" form:id="control10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19" form:control-implementation="ooo:com.sun.star.form.component.CheckBox" xml:id="control109" form:id="control10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19" form:control-implementation="ooo:com.sun.star.form.component.TextField" xml:id="control110" form:id="control11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19" form:control-implementation="ooo:com.sun.star.form.component.TextField" xml:id="control111" form:id="control11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19" form:control-implementation="ooo:com.sun.star.form.component.TextField" xml:id="control112" form:id="control11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19" form:control-implementation="ooo:com.sun.star.form.component.TextField" xml:id="control113" form:id="control11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19" form:control-implementation="ooo:com.sun.star.form.component.TextField" xml:id="control114" form:id="control11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0" form:control-implementation="ooo:com.sun.star.form.component.CheckBox" xml:id="control115" form:id="control11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0" form:control-implementation="ooo:com.sun.star.form.component.TextField" xml:id="control116" form:id="control11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0" form:control-implementation="ooo:com.sun.star.form.component.TextField" xml:id="control117" form:id="control11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0" form:control-implementation="ooo:com.sun.star.form.component.TextField" xml:id="control118" form:id="control11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0" form:control-implementation="ooo:com.sun.star.form.component.TextField" xml:id="control119" form:id="control11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0" form:control-implementation="ooo:com.sun.star.form.component.TextField" xml:id="control120" form:id="control12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1" form:control-implementation="ooo:com.sun.star.form.component.CheckBox" xml:id="control121" form:id="control12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1" form:control-implementation="ooo:com.sun.star.form.component.TextField" xml:id="control122" form:id="control12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1" form:control-implementation="ooo:com.sun.star.form.component.TextField" xml:id="control123" form:id="control12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1" form:control-implementation="ooo:com.sun.star.form.component.TextField" xml:id="control124" form:id="control12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1" form:control-implementation="ooo:com.sun.star.form.component.TextField" xml:id="control125" form:id="control12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1" form:control-implementation="ooo:com.sun.star.form.component.TextField" xml:id="control126" form:id="control12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2" form:control-implementation="ooo:com.sun.star.form.component.CheckBox" xml:id="control127" form:id="control12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2" form:control-implementation="ooo:com.sun.star.form.component.TextField" xml:id="control128" form:id="control12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2" form:control-implementation="ooo:com.sun.star.form.component.TextField" xml:id="control129" form:id="control12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2" form:control-implementation="ooo:com.sun.star.form.component.TextField" xml:id="control130" form:id="control13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2" form:control-implementation="ooo:com.sun.star.form.component.TextField" xml:id="control131" form:id="control13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2" form:control-implementation="ooo:com.sun.star.form.component.TextField" xml:id="control132" form:id="control13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3" form:control-implementation="ooo:com.sun.star.form.component.CheckBox" xml:id="control133" form:id="control13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3" form:control-implementation="ooo:com.sun.star.form.component.TextField" xml:id="control134" form:id="control13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3" form:control-implementation="ooo:com.sun.star.form.component.TextField" xml:id="control135" form:id="control13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3" form:control-implementation="ooo:com.sun.star.form.component.TextField" xml:id="control136" form:id="control13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3" form:control-implementation="ooo:com.sun.star.form.component.TextField" xml:id="control137" form:id="control13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3" form:control-implementation="ooo:com.sun.star.form.component.TextField" xml:id="control138" form:id="control13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4" form:control-implementation="ooo:com.sun.star.form.component.CheckBox" xml:id="control139" form:id="control13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4" form:control-implementation="ooo:com.sun.star.form.component.TextField" xml:id="control140" form:id="control14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4" form:control-implementation="ooo:com.sun.star.form.component.TextField" xml:id="control141" form:id="control14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4" form:control-implementation="ooo:com.sun.star.form.component.TextField" xml:id="control142" form:id="control14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4" form:control-implementation="ooo:com.sun.star.form.component.TextField" xml:id="control143" form:id="control14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4" form:control-implementation="ooo:com.sun.star.form.component.TextField" xml:id="control144" form:id="control14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5" form:control-implementation="ooo:com.sun.star.form.component.CheckBox" xml:id="control145" form:id="control14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5" form:control-implementation="ooo:com.sun.star.form.component.TextField" xml:id="control146" form:id="control14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5" form:control-implementation="ooo:com.sun.star.form.component.TextField" xml:id="control147" form:id="control14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5" form:control-implementation="ooo:com.sun.star.form.component.TextField" xml:id="control148" form:id="control14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5" form:control-implementation="ooo:com.sun.star.form.component.TextField" xml:id="control149" form:id="control14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5" form:control-implementation="ooo:com.sun.star.form.component.TextField" xml:id="control150" form:id="control15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6" form:control-implementation="ooo:com.sun.star.form.component.CheckBox" xml:id="control151" form:id="control15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6" form:control-implementation="ooo:com.sun.star.form.component.TextField" xml:id="control152" form:id="control15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6" form:control-implementation="ooo:com.sun.star.form.component.TextField" xml:id="control153" form:id="control15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6" form:control-implementation="ooo:com.sun.star.form.component.TextField" xml:id="control154" form:id="control15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6" form:control-implementation="ooo:com.sun.star.form.component.TextField" xml:id="control155" form:id="control15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6" form:control-implementation="ooo:com.sun.star.form.component.TextField" xml:id="control156" form:id="control15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7" form:control-implementation="ooo:com.sun.star.form.component.CheckBox" xml:id="control157" form:id="control15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7" form:control-implementation="ooo:com.sun.star.form.component.TextField" xml:id="control158" form:id="control15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7" form:control-implementation="ooo:com.sun.star.form.component.TextField" xml:id="control159" form:id="control15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7" form:control-implementation="ooo:com.sun.star.form.component.TextField" xml:id="control160" form:id="control16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7" form:control-implementation="ooo:com.sun.star.form.component.TextField" xml:id="control161" form:id="control16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7" form:control-implementation="ooo:com.sun.star.form.component.TextField" xml:id="control162" form:id="control16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8" form:control-implementation="ooo:com.sun.star.form.component.CheckBox" xml:id="control163" form:id="control16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8" form:control-implementation="ooo:com.sun.star.form.component.TextField" xml:id="control164" form:id="control16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8" form:control-implementation="ooo:com.sun.star.form.component.TextField" xml:id="control165" form:id="control16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8" form:control-implementation="ooo:com.sun.star.form.component.TextField" xml:id="control166" form:id="control16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8" form:control-implementation="ooo:com.sun.star.form.component.TextField" xml:id="control167" form:id="control16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8" form:control-implementation="ooo:com.sun.star.form.component.TextField" xml:id="control168" form:id="control16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29" form:control-implementation="ooo:com.sun.star.form.component.CheckBox" xml:id="control169" form:id="control16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29" form:control-implementation="ooo:com.sun.star.form.component.TextField" xml:id="control170" form:id="control17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29" form:control-implementation="ooo:com.sun.star.form.component.TextField" xml:id="control171" form:id="control17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29" form:control-implementation="ooo:com.sun.star.form.component.TextField" xml:id="control172" form:id="control17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29" form:control-implementation="ooo:com.sun.star.form.component.TextField" xml:id="control173" form:id="control17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29" form:control-implementation="ooo:com.sun.star.form.component.TextField" xml:id="control174" form:id="control17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0" form:control-implementation="ooo:com.sun.star.form.component.CheckBox" xml:id="control175" form:id="control17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0" form:control-implementation="ooo:com.sun.star.form.component.TextField" xml:id="control176" form:id="control17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0" form:control-implementation="ooo:com.sun.star.form.component.TextField" xml:id="control177" form:id="control17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0" form:control-implementation="ooo:com.sun.star.form.component.TextField" xml:id="control178" form:id="control17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0" form:control-implementation="ooo:com.sun.star.form.component.TextField" xml:id="control179" form:id="control17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0" form:control-implementation="ooo:com.sun.star.form.component.TextField" xml:id="control180" form:id="control18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1" form:control-implementation="ooo:com.sun.star.form.component.CheckBox" xml:id="control181" form:id="control18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1" form:control-implementation="ooo:com.sun.star.form.component.TextField" xml:id="control182" form:id="control18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1" form:control-implementation="ooo:com.sun.star.form.component.TextField" xml:id="control183" form:id="control18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1" form:control-implementation="ooo:com.sun.star.form.component.TextField" xml:id="control184" form:id="control18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1" form:control-implementation="ooo:com.sun.star.form.component.TextField" xml:id="control185" form:id="control18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1" form:control-implementation="ooo:com.sun.star.form.component.TextField" xml:id="control186" form:id="control18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2" form:control-implementation="ooo:com.sun.star.form.component.CheckBox" xml:id="control187" form:id="control18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2" form:control-implementation="ooo:com.sun.star.form.component.TextField" xml:id="control188" form:id="control18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2" form:control-implementation="ooo:com.sun.star.form.component.TextField" xml:id="control189" form:id="control18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2" form:control-implementation="ooo:com.sun.star.form.component.TextField" xml:id="control190" form:id="control19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2" form:control-implementation="ooo:com.sun.star.form.component.TextField" xml:id="control191" form:id="control19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2" form:control-implementation="ooo:com.sun.star.form.component.TextField" xml:id="control192" form:id="control19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3" form:control-implementation="ooo:com.sun.star.form.component.CheckBox" xml:id="control193" form:id="control193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3" form:control-implementation="ooo:com.sun.star.form.component.TextField" xml:id="control194" form:id="control194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3" form:control-implementation="ooo:com.sun.star.form.component.TextField" xml:id="control195" form:id="control195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3" form:control-implementation="ooo:com.sun.star.form.component.TextField" xml:id="control196" form:id="control196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3" form:control-implementation="ooo:com.sun.star.form.component.TextField" xml:id="control197" form:id="control197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3" form:control-implementation="ooo:com.sun.star.form.component.TextField" xml:id="control198" form:id="control198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4" form:control-implementation="ooo:com.sun.star.form.component.CheckBox" xml:id="control199" form:id="control199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4" form:control-implementation="ooo:com.sun.star.form.component.TextField" xml:id="control200" form:id="control200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4" form:control-implementation="ooo:com.sun.star.form.component.TextField" xml:id="control201" form:id="control201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4" form:control-implementation="ooo:com.sun.star.form.component.TextField" xml:id="control202" form:id="control202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4" form:control-implementation="ooo:com.sun.star.form.component.TextField" xml:id="control203" form:id="control203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4" form:control-implementation="ooo:com.sun.star.form.component.TextField" xml:id="control204" form:id="control204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5" form:control-implementation="ooo:com.sun.star.form.component.CheckBox" xml:id="control205" form:id="control205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5" form:control-implementation="ooo:com.sun.star.form.component.TextField" xml:id="control206" form:id="control206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5" form:control-implementation="ooo:com.sun.star.form.component.TextField" xml:id="control207" form:id="control207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5" form:control-implementation="ooo:com.sun.star.form.component.TextField" xml:id="control208" form:id="control208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5" form:control-implementation="ooo:com.sun.star.form.component.TextField" xml:id="control209" form:id="control209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5" form:control-implementation="ooo:com.sun.star.form.component.TextField" xml:id="control210" form:id="control210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6" form:control-implementation="ooo:com.sun.star.form.component.CheckBox" xml:id="control211" form:id="control211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6" form:control-implementation="ooo:com.sun.star.form.component.TextField" xml:id="control212" form:id="control212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6" form:control-implementation="ooo:com.sun.star.form.component.TextField" xml:id="control213" form:id="control213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6" form:control-implementation="ooo:com.sun.star.form.component.TextField" xml:id="control214" form:id="control214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6" form:control-implementation="ooo:com.sun.star.form.component.TextField" xml:id="control215" form:id="control215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6" form:control-implementation="ooo:com.sun.star.form.component.TextField" xml:id="control216" form:id="control216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heckbox form:name="SKILL_IS_SCHOOL.37" form:control-implementation="ooo:com.sun.star.form.component.CheckBox" xml:id="control217" form:id="control217" form:label="Casella di controll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text form:name="SKILL_NAME.37" form:control-implementation="ooo:com.sun.star.form.component.TextField" xml:id="control218" form:id="control218" form:max-length="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ANK.37" form:control-implementation="ooo:com.sun.star.form.component.TextField" xml:id="control219" form:id="control219" form:max-length="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TRAIT.37" form:control-implementation="ooo:com.sun.star.form.component.TextField" xml:id="control220" form:id="control220" form:max-length="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ROLL.37" form:control-implementation="ooo:com.sun.star.form.component.TextField" xml:id="control221" form:id="control221" form:max-length="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KILL_EMPH_MA.37" form:control-implementation="ooo:com.sun.star.form.component.TextField" xml:id="control222" form:id="control222" form:max-length="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ustom-shape draw:style-name="gr1" draw:text-style-name="P2" draw:layer="layout" svg:width="18.3cm" svg:height="0.6cm" svg:x="1.4cm" svg:y="1.2cm">
          <text:p text:style-name="P1"><text:span text:style-name="T1">Skill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6cm" svg:height="0.717cm" svg:x="1.4cm" svg:y="2cm">
          <draw:text-box>
            <text:p text:style-name="P3"><text:span text:style-name="T2"><text:s text:c="16"/></text:span><text:span text:style-name="T2">Skill Name</text:span></text:p>
          </draw:text-box>
        </draw:frame>
        <draw:frame draw:style-name="gr2" draw:text-style-name="P5" draw:layer="layout" svg:width="1.5cm" svg:height="0.717cm" svg:x="7.1cm" svg:y="2cm">
          <draw:text-box>
            <text:p><text:span text:style-name="T2">Rank</text:span></text:p>
          </draw:text-box>
        </draw:frame>
        <draw:frame draw:style-name="gr2" draw:text-style-name="P5" draw:layer="layout" svg:width="2.5cm" svg:height="0.717cm" svg:x="8.7cm" svg:y="1.983cm">
          <draw:text-box>
            <text:p><text:span text:style-name="T2"><text:s text:c="5"/></text:span><text:span text:style-name="T2">Trait</text:span></text:p>
          </draw:text-box>
        </draw:frame>
        <draw:frame draw:style-name="gr2" draw:text-style-name="P5" draw:layer="layout" svg:width="1.7cm" svg:height="0.717cm" svg:x="11.3cm" svg:y="2cm">
          <draw:text-box>
            <text:p><text:span text:style-name="T2">Roll</text:span></text:p>
          </draw:text-box>
        </draw:frame>
        <draw:frame draw:style-name="gr2" draw:text-style-name="P5" draw:layer="layout" svg:width="6.5cm" svg:height="0.717cm" svg:x="13.2cm" svg:y="1.983cm">
          <draw:text-box>
            <text:p><text:span text:style-name="T2"><text:s text:c="21"/></text:span><text:span text:style-name="T2">Emphases</text:span></text:p>
          </draw:text-box>
        </draw:frame>
        <draw:line draw:style-name="gr3" draw:text-style-name="P1" draw:layer="layout" svg:x1="1.4cm" svg:y1="2.624cm" svg:x2="19.7cm" svg:y2="2.624cm">
          <text:p/>
        </draw:line>
        <draw:control draw:style-name="gr4" draw:text-style-name="P6" draw:layer="layout" svg:width="0.4cm" svg:height="0.54cm" svg:x="1.3cm" svg:y="2.824cm" draw:control="control1"/>
        <draw:control draw:style-name="standard" draw:text-style-name="P7" draw:layer="layout" svg:width="5.1cm" svg:height="0.54cm" svg:x="1.9cm" svg:y="2.824cm" draw:control="control2"/>
        <draw:control draw:style-name="standard" draw:text-style-name="P8" draw:layer="layout" svg:width="1.1cm" svg:height="0.54cm" svg:x="7.3cm" svg:y="2.824cm" draw:control="control3"/>
        <draw:control draw:style-name="standard" draw:text-style-name="P7" draw:layer="layout" svg:width="2.4cm" svg:height="0.54cm" svg:x="8.7cm" svg:y="2.824cm" draw:control="control4"/>
        <draw:control draw:style-name="standard" draw:text-style-name="P7" draw:layer="layout" svg:width="1.7cm" svg:height="0.54cm" svg:x="11.3cm" svg:y="2.824cm" draw:control="control5"/>
        <draw:control draw:style-name="standard" draw:text-style-name="P7" draw:layer="layout" svg:width="6.5cm" svg:height="0.54cm" svg:x="13.2cm" svg:y="2.824cm" draw:control="control6"/>
        <draw:control draw:style-name="gr4" draw:text-style-name="P6" draw:layer="layout" svg:width="0.4cm" svg:height="0.54cm" svg:x="1.3cm" svg:y="3.524cm" draw:control="control7"/>
        <draw:control draw:style-name="standard" draw:text-style-name="P7" draw:layer="layout" svg:width="5.1cm" svg:height="0.54cm" svg:x="1.9cm" svg:y="3.524cm" draw:control="control8"/>
        <draw:control draw:style-name="standard" draw:text-style-name="P8" draw:layer="layout" svg:width="1.1cm" svg:height="0.54cm" svg:x="7.3cm" svg:y="3.524cm" draw:control="control9"/>
        <draw:control draw:style-name="standard" draw:text-style-name="P7" draw:layer="layout" svg:width="2.4cm" svg:height="0.54cm" svg:x="8.7cm" svg:y="3.524cm" draw:control="control10"/>
        <draw:control draw:style-name="standard" draw:text-style-name="P7" draw:layer="layout" svg:width="1.7cm" svg:height="0.54cm" svg:x="11.3cm" svg:y="3.524cm" draw:control="control11"/>
        <draw:control draw:style-name="standard" draw:text-style-name="P7" draw:layer="layout" svg:width="6.5cm" svg:height="0.54cm" svg:x="13.2cm" svg:y="3.524cm" draw:control="control12"/>
        <draw:control draw:style-name="gr4" draw:text-style-name="P6" draw:layer="layout" svg:width="0.4cm" svg:height="0.54cm" svg:x="1.3cm" svg:y="4.224cm" draw:control="control13"/>
        <draw:control draw:style-name="standard" draw:text-style-name="P7" draw:layer="layout" svg:width="5.1cm" svg:height="0.54cm" svg:x="1.9cm" svg:y="4.224cm" draw:control="control14"/>
        <draw:control draw:style-name="standard" draw:text-style-name="P8" draw:layer="layout" svg:width="1.1cm" svg:height="0.54cm" svg:x="7.3cm" svg:y="4.224cm" draw:control="control15"/>
        <draw:control draw:style-name="standard" draw:text-style-name="P7" draw:layer="layout" svg:width="2.4cm" svg:height="0.54cm" svg:x="8.7cm" svg:y="4.224cm" draw:control="control16"/>
        <draw:control draw:style-name="standard" draw:text-style-name="P7" draw:layer="layout" svg:width="1.7cm" svg:height="0.54cm" svg:x="11.3cm" svg:y="4.224cm" draw:control="control17"/>
        <draw:control draw:style-name="standard" draw:text-style-name="P7" draw:layer="layout" svg:width="6.5cm" svg:height="0.54cm" svg:x="13.2cm" svg:y="4.224cm" draw:control="control18"/>
        <draw:control draw:style-name="gr4" draw:text-style-name="P6" draw:layer="layout" svg:width="0.4cm" svg:height="0.54cm" svg:x="1.3cm" svg:y="4.924cm" draw:control="control19"/>
        <draw:control draw:style-name="standard" draw:text-style-name="P7" draw:layer="layout" svg:width="5.1cm" svg:height="0.54cm" svg:x="1.9cm" svg:y="4.924cm" draw:control="control20"/>
        <draw:control draw:style-name="standard" draw:text-style-name="P8" draw:layer="layout" svg:width="1.1cm" svg:height="0.54cm" svg:x="7.3cm" svg:y="4.924cm" draw:control="control21"/>
        <draw:control draw:style-name="standard" draw:text-style-name="P7" draw:layer="layout" svg:width="2.4cm" svg:height="0.54cm" svg:x="8.7cm" svg:y="4.924cm" draw:control="control22"/>
        <draw:control draw:style-name="standard" draw:text-style-name="P7" draw:layer="layout" svg:width="1.7cm" svg:height="0.54cm" svg:x="11.3cm" svg:y="4.924cm" draw:control="control23"/>
        <draw:control draw:style-name="standard" draw:text-style-name="P7" draw:layer="layout" svg:width="6.5cm" svg:height="0.54cm" svg:x="13.2cm" svg:y="4.924cm" draw:control="control24"/>
        <draw:control draw:style-name="gr4" draw:text-style-name="P6" draw:layer="layout" svg:width="0.4cm" svg:height="0.54cm" svg:x="1.3cm" svg:y="5.624cm" draw:control="control25"/>
        <draw:control draw:style-name="standard" draw:text-style-name="P7" draw:layer="layout" svg:width="5.1cm" svg:height="0.54cm" svg:x="1.9cm" svg:y="5.624cm" draw:control="control26"/>
        <draw:control draw:style-name="standard" draw:text-style-name="P8" draw:layer="layout" svg:width="1.1cm" svg:height="0.54cm" svg:x="7.3cm" svg:y="5.624cm" draw:control="control27"/>
        <draw:control draw:style-name="standard" draw:text-style-name="P7" draw:layer="layout" svg:width="2.4cm" svg:height="0.54cm" svg:x="8.7cm" svg:y="5.624cm" draw:control="control28"/>
        <draw:control draw:style-name="standard" draw:text-style-name="P7" draw:layer="layout" svg:width="1.7cm" svg:height="0.54cm" svg:x="11.3cm" svg:y="5.624cm" draw:control="control29"/>
        <draw:control draw:style-name="standard" draw:text-style-name="P7" draw:layer="layout" svg:width="6.5cm" svg:height="0.54cm" svg:x="13.2cm" svg:y="5.624cm" draw:control="control30"/>
        <draw:control draw:style-name="gr4" draw:text-style-name="P6" draw:layer="layout" svg:width="0.4cm" svg:height="0.54cm" svg:x="1.3cm" svg:y="6.324cm" draw:control="control31"/>
        <draw:control draw:style-name="standard" draw:text-style-name="P7" draw:layer="layout" svg:width="5.1cm" svg:height="0.54cm" svg:x="1.9cm" svg:y="6.324cm" draw:control="control32"/>
        <draw:control draw:style-name="standard" draw:text-style-name="P8" draw:layer="layout" svg:width="1.1cm" svg:height="0.54cm" svg:x="7.3cm" svg:y="6.324cm" draw:control="control33"/>
        <draw:control draw:style-name="standard" draw:text-style-name="P7" draw:layer="layout" svg:width="2.4cm" svg:height="0.54cm" svg:x="8.7cm" svg:y="6.324cm" draw:control="control34"/>
        <draw:control draw:style-name="standard" draw:text-style-name="P7" draw:layer="layout" svg:width="1.7cm" svg:height="0.54cm" svg:x="11.3cm" svg:y="6.324cm" draw:control="control35"/>
        <draw:control draw:style-name="standard" draw:text-style-name="P7" draw:layer="layout" svg:width="6.5cm" svg:height="0.54cm" svg:x="13.2cm" svg:y="6.324cm" draw:control="control36"/>
        <draw:control draw:style-name="gr4" draw:text-style-name="P6" draw:layer="layout" svg:width="0.4cm" svg:height="0.54cm" svg:x="1.3cm" svg:y="7.024cm" draw:control="control37"/>
        <draw:control draw:style-name="standard" draw:text-style-name="P7" draw:layer="layout" svg:width="5.1cm" svg:height="0.54cm" svg:x="1.9cm" svg:y="7.024cm" draw:control="control38"/>
        <draw:control draw:style-name="standard" draw:text-style-name="P8" draw:layer="layout" svg:width="1.1cm" svg:height="0.54cm" svg:x="7.3cm" svg:y="7.024cm" draw:control="control39"/>
        <draw:control draw:style-name="standard" draw:text-style-name="P7" draw:layer="layout" svg:width="2.4cm" svg:height="0.54cm" svg:x="8.7cm" svg:y="7.024cm" draw:control="control40"/>
        <draw:control draw:style-name="standard" draw:text-style-name="P7" draw:layer="layout" svg:width="1.7cm" svg:height="0.54cm" svg:x="11.3cm" svg:y="7.024cm" draw:control="control41"/>
        <draw:control draw:style-name="standard" draw:text-style-name="P7" draw:layer="layout" svg:width="6.5cm" svg:height="0.54cm" svg:x="13.2cm" svg:y="7.024cm" draw:control="control42"/>
        <draw:control draw:style-name="gr4" draw:text-style-name="P6" draw:layer="layout" svg:width="0.4cm" svg:height="0.54cm" svg:x="1.3cm" svg:y="7.724cm" draw:control="control43"/>
        <draw:control draw:style-name="standard" draw:text-style-name="P7" draw:layer="layout" svg:width="5.1cm" svg:height="0.54cm" svg:x="1.9cm" svg:y="7.724cm" draw:control="control44"/>
        <draw:control draw:style-name="standard" draw:text-style-name="P8" draw:layer="layout" svg:width="1.1cm" svg:height="0.54cm" svg:x="7.3cm" svg:y="7.724cm" draw:control="control45"/>
        <draw:control draw:style-name="standard" draw:text-style-name="P7" draw:layer="layout" svg:width="2.4cm" svg:height="0.54cm" svg:x="8.7cm" svg:y="7.724cm" draw:control="control46"/>
        <draw:control draw:style-name="standard" draw:text-style-name="P7" draw:layer="layout" svg:width="1.7cm" svg:height="0.54cm" svg:x="11.3cm" svg:y="7.724cm" draw:control="control47"/>
        <draw:control draw:style-name="standard" draw:text-style-name="P7" draw:layer="layout" svg:width="6.5cm" svg:height="0.54cm" svg:x="13.2cm" svg:y="7.724cm" draw:control="control48"/>
        <draw:control draw:style-name="gr4" draw:text-style-name="P6" draw:layer="layout" svg:width="0.4cm" svg:height="0.54cm" svg:x="1.3cm" svg:y="8.424cm" draw:control="control49"/>
        <draw:control draw:style-name="standard" draw:text-style-name="P7" draw:layer="layout" svg:width="5.1cm" svg:height="0.54cm" svg:x="1.9cm" svg:y="8.424cm" draw:control="control50"/>
        <draw:control draw:style-name="standard" draw:text-style-name="P8" draw:layer="layout" svg:width="1.1cm" svg:height="0.54cm" svg:x="7.3cm" svg:y="8.424cm" draw:control="control51"/>
        <draw:control draw:style-name="standard" draw:text-style-name="P7" draw:layer="layout" svg:width="2.4cm" svg:height="0.54cm" svg:x="8.7cm" svg:y="8.424cm" draw:control="control52"/>
        <draw:control draw:style-name="standard" draw:text-style-name="P7" draw:layer="layout" svg:width="1.7cm" svg:height="0.54cm" svg:x="11.3cm" svg:y="8.424cm" draw:control="control53"/>
        <draw:control draw:style-name="standard" draw:text-style-name="P7" draw:layer="layout" svg:width="6.5cm" svg:height="0.54cm" svg:x="13.2cm" svg:y="8.424cm" draw:control="control54"/>
        <draw:control draw:style-name="gr4" draw:text-style-name="P6" draw:layer="layout" svg:width="0.4cm" svg:height="0.54cm" svg:x="1.3cm" svg:y="9.124cm" draw:control="control55"/>
        <draw:control draw:style-name="standard" draw:text-style-name="P7" draw:layer="layout" svg:width="5.1cm" svg:height="0.54cm" svg:x="1.9cm" svg:y="9.124cm" draw:control="control56"/>
        <draw:control draw:style-name="standard" draw:text-style-name="P8" draw:layer="layout" svg:width="1.1cm" svg:height="0.54cm" svg:x="7.3cm" svg:y="9.124cm" draw:control="control57"/>
        <draw:control draw:style-name="standard" draw:text-style-name="P7" draw:layer="layout" svg:width="2.4cm" svg:height="0.54cm" svg:x="8.7cm" svg:y="9.124cm" draw:control="control58"/>
        <draw:control draw:style-name="standard" draw:text-style-name="P7" draw:layer="layout" svg:width="1.7cm" svg:height="0.54cm" svg:x="11.3cm" svg:y="9.124cm" draw:control="control59"/>
        <draw:control draw:style-name="standard" draw:text-style-name="P7" draw:layer="layout" svg:width="6.5cm" svg:height="0.54cm" svg:x="13.2cm" svg:y="9.124cm" draw:control="control60"/>
        <draw:control draw:style-name="gr4" draw:text-style-name="P6" draw:layer="layout" svg:width="0.4cm" svg:height="0.54cm" svg:x="1.3cm" svg:y="9.824cm" draw:control="control61"/>
        <draw:control draw:style-name="standard" draw:text-style-name="P7" draw:layer="layout" svg:width="5.1cm" svg:height="0.54cm" svg:x="1.9cm" svg:y="9.824cm" draw:control="control62"/>
        <draw:control draw:style-name="standard" draw:text-style-name="P8" draw:layer="layout" svg:width="1.1cm" svg:height="0.54cm" svg:x="7.3cm" svg:y="9.824cm" draw:control="control63"/>
        <draw:control draw:style-name="standard" draw:text-style-name="P7" draw:layer="layout" svg:width="2.4cm" svg:height="0.54cm" svg:x="8.7cm" svg:y="9.824cm" draw:control="control64"/>
        <draw:control draw:style-name="standard" draw:text-style-name="P7" draw:layer="layout" svg:width="1.7cm" svg:height="0.54cm" svg:x="11.3cm" svg:y="9.824cm" draw:control="control65"/>
        <draw:control draw:style-name="standard" draw:text-style-name="P7" draw:layer="layout" svg:width="6.5cm" svg:height="0.54cm" svg:x="13.2cm" svg:y="9.824cm" draw:control="control66"/>
        <draw:control draw:style-name="gr4" draw:text-style-name="P6" draw:layer="layout" svg:width="0.4cm" svg:height="0.54cm" svg:x="1.3cm" svg:y="10.524cm" draw:control="control67"/>
        <draw:control draw:style-name="standard" draw:text-style-name="P7" draw:layer="layout" svg:width="5.1cm" svg:height="0.54cm" svg:x="1.9cm" svg:y="10.524cm" draw:control="control68"/>
        <draw:control draw:style-name="standard" draw:text-style-name="P8" draw:layer="layout" svg:width="1.1cm" svg:height="0.54cm" svg:x="7.3cm" svg:y="10.524cm" draw:control="control69"/>
        <draw:control draw:style-name="standard" draw:text-style-name="P7" draw:layer="layout" svg:width="2.4cm" svg:height="0.54cm" svg:x="8.7cm" svg:y="10.524cm" draw:control="control70"/>
        <draw:control draw:style-name="standard" draw:text-style-name="P7" draw:layer="layout" svg:width="1.7cm" svg:height="0.54cm" svg:x="11.3cm" svg:y="10.524cm" draw:control="control71"/>
        <draw:control draw:style-name="standard" draw:text-style-name="P7" draw:layer="layout" svg:width="6.5cm" svg:height="0.54cm" svg:x="13.2cm" svg:y="10.524cm" draw:control="control72"/>
        <draw:control draw:style-name="gr4" draw:text-style-name="P6" draw:layer="layout" svg:width="0.4cm" svg:height="0.54cm" svg:x="1.3cm" svg:y="11.267cm" draw:control="control73"/>
        <draw:control draw:style-name="standard" draw:text-style-name="P7" draw:layer="layout" svg:width="5.1cm" svg:height="0.54cm" svg:x="1.9cm" svg:y="11.267cm" draw:control="control74"/>
        <draw:control draw:style-name="standard" draw:text-style-name="P8" draw:layer="layout" svg:width="1.1cm" svg:height="0.54cm" svg:x="7.3cm" svg:y="11.267cm" draw:control="control75"/>
        <draw:control draw:style-name="standard" draw:text-style-name="P7" draw:layer="layout" svg:width="2.4cm" svg:height="0.54cm" svg:x="8.7cm" svg:y="11.267cm" draw:control="control76"/>
        <draw:control draw:style-name="standard" draw:text-style-name="P7" draw:layer="layout" svg:width="1.7cm" svg:height="0.54cm" svg:x="11.3cm" svg:y="11.267cm" draw:control="control77"/>
        <draw:control draw:style-name="standard" draw:text-style-name="P7" draw:layer="layout" svg:width="6.5cm" svg:height="0.54cm" svg:x="13.2cm" svg:y="11.267cm" draw:control="control78"/>
        <draw:control draw:style-name="gr4" draw:text-style-name="P6" draw:layer="layout" svg:width="0.4cm" svg:height="0.54cm" svg:x="1.3cm" svg:y="11.967cm" draw:control="control79"/>
        <draw:control draw:style-name="standard" draw:text-style-name="P7" draw:layer="layout" svg:width="5.1cm" svg:height="0.54cm" svg:x="1.9cm" svg:y="11.967cm" draw:control="control80"/>
        <draw:control draw:style-name="standard" draw:text-style-name="P8" draw:layer="layout" svg:width="1.1cm" svg:height="0.54cm" svg:x="7.3cm" svg:y="11.967cm" draw:control="control81"/>
        <draw:control draw:style-name="standard" draw:text-style-name="P7" draw:layer="layout" svg:width="2.4cm" svg:height="0.54cm" svg:x="8.7cm" svg:y="11.967cm" draw:control="control82"/>
        <draw:control draw:style-name="standard" draw:text-style-name="P7" draw:layer="layout" svg:width="1.7cm" svg:height="0.54cm" svg:x="11.3cm" svg:y="11.967cm" draw:control="control83"/>
        <draw:control draw:style-name="standard" draw:text-style-name="P7" draw:layer="layout" svg:width="6.5cm" svg:height="0.54cm" svg:x="13.2cm" svg:y="11.967cm" draw:control="control84"/>
        <draw:control draw:style-name="gr4" draw:text-style-name="P6" draw:layer="layout" svg:width="0.4cm" svg:height="0.54cm" svg:x="1.3cm" svg:y="12.667cm" draw:control="control85"/>
        <draw:control draw:style-name="standard" draw:text-style-name="P7" draw:layer="layout" svg:width="5.1cm" svg:height="0.54cm" svg:x="1.9cm" svg:y="12.667cm" draw:control="control86"/>
        <draw:control draw:style-name="standard" draw:text-style-name="P8" draw:layer="layout" svg:width="1.1cm" svg:height="0.54cm" svg:x="7.3cm" svg:y="12.667cm" draw:control="control87"/>
        <draw:control draw:style-name="standard" draw:text-style-name="P7" draw:layer="layout" svg:width="2.4cm" svg:height="0.54cm" svg:x="8.7cm" svg:y="12.667cm" draw:control="control88"/>
        <draw:control draw:style-name="standard" draw:text-style-name="P7" draw:layer="layout" svg:width="1.7cm" svg:height="0.54cm" svg:x="11.3cm" svg:y="12.667cm" draw:control="control89"/>
        <draw:control draw:style-name="standard" draw:text-style-name="P7" draw:layer="layout" svg:width="6.5cm" svg:height="0.54cm" svg:x="13.2cm" svg:y="12.667cm" draw:control="control90"/>
        <draw:control draw:style-name="gr4" draw:text-style-name="P6" draw:layer="layout" svg:width="0.4cm" svg:height="0.54cm" svg:x="1.3cm" svg:y="13.367cm" draw:control="control91"/>
        <draw:control draw:style-name="standard" draw:text-style-name="P7" draw:layer="layout" svg:width="5.1cm" svg:height="0.54cm" svg:x="1.9cm" svg:y="13.367cm" draw:control="control92"/>
        <draw:control draw:style-name="standard" draw:text-style-name="P8" draw:layer="layout" svg:width="1.1cm" svg:height="0.54cm" svg:x="7.3cm" svg:y="13.367cm" draw:control="control93"/>
        <draw:control draw:style-name="standard" draw:text-style-name="P7" draw:layer="layout" svg:width="2.4cm" svg:height="0.54cm" svg:x="8.7cm" svg:y="13.367cm" draw:control="control94"/>
        <draw:control draw:style-name="standard" draw:text-style-name="P7" draw:layer="layout" svg:width="1.7cm" svg:height="0.54cm" svg:x="11.3cm" svg:y="13.367cm" draw:control="control95"/>
        <draw:control draw:style-name="standard" draw:text-style-name="P7" draw:layer="layout" svg:width="6.5cm" svg:height="0.54cm" svg:x="13.2cm" svg:y="13.367cm" draw:control="control96"/>
        <draw:control draw:style-name="gr4" draw:text-style-name="P6" draw:layer="layout" svg:width="0.4cm" svg:height="0.54cm" svg:x="1.3cm" svg:y="14.067cm" draw:control="control97"/>
        <draw:control draw:style-name="standard" draw:text-style-name="P7" draw:layer="layout" svg:width="5.1cm" svg:height="0.54cm" svg:x="1.9cm" svg:y="14.067cm" draw:control="control98"/>
        <draw:control draw:style-name="standard" draw:text-style-name="P8" draw:layer="layout" svg:width="1.1cm" svg:height="0.54cm" svg:x="7.3cm" svg:y="14.067cm" draw:control="control99"/>
        <draw:control draw:style-name="standard" draw:text-style-name="P7" draw:layer="layout" svg:width="2.4cm" svg:height="0.54cm" svg:x="8.7cm" svg:y="14.067cm" draw:control="control100"/>
        <draw:control draw:style-name="standard" draw:text-style-name="P7" draw:layer="layout" svg:width="1.7cm" svg:height="0.54cm" svg:x="11.3cm" svg:y="14.067cm" draw:control="control101"/>
        <draw:control draw:style-name="standard" draw:text-style-name="P7" draw:layer="layout" svg:width="6.5cm" svg:height="0.54cm" svg:x="13.2cm" svg:y="14.067cm" draw:control="control102"/>
        <draw:control draw:style-name="gr4" draw:text-style-name="P6" draw:layer="layout" svg:width="0.4cm" svg:height="0.54cm" svg:x="1.3cm" svg:y="14.767cm" draw:control="control103"/>
        <draw:control draw:style-name="standard" draw:text-style-name="P7" draw:layer="layout" svg:width="5.1cm" svg:height="0.54cm" svg:x="1.9cm" svg:y="14.767cm" draw:control="control104"/>
        <draw:control draw:style-name="standard" draw:text-style-name="P8" draw:layer="layout" svg:width="1.1cm" svg:height="0.54cm" svg:x="7.3cm" svg:y="14.767cm" draw:control="control105"/>
        <draw:control draw:style-name="standard" draw:text-style-name="P7" draw:layer="layout" svg:width="2.4cm" svg:height="0.54cm" svg:x="8.7cm" svg:y="14.767cm" draw:control="control106"/>
        <draw:control draw:style-name="standard" draw:text-style-name="P7" draw:layer="layout" svg:width="1.7cm" svg:height="0.54cm" svg:x="11.3cm" svg:y="14.767cm" draw:control="control107"/>
        <draw:control draw:style-name="standard" draw:text-style-name="P7" draw:layer="layout" svg:width="6.5cm" svg:height="0.54cm" svg:x="13.2cm" svg:y="14.767cm" draw:control="control108"/>
        <draw:control draw:style-name="gr4" draw:text-style-name="P6" draw:layer="layout" svg:width="0.4cm" svg:height="0.54cm" svg:x="1.3cm" svg:y="15.467cm" draw:control="control109"/>
        <draw:control draw:style-name="standard" draw:text-style-name="P7" draw:layer="layout" svg:width="5.1cm" svg:height="0.54cm" svg:x="1.9cm" svg:y="15.467cm" draw:control="control110"/>
        <draw:control draw:style-name="standard" draw:text-style-name="P8" draw:layer="layout" svg:width="1.1cm" svg:height="0.54cm" svg:x="7.3cm" svg:y="15.467cm" draw:control="control111"/>
        <draw:control draw:style-name="standard" draw:text-style-name="P7" draw:layer="layout" svg:width="2.4cm" svg:height="0.54cm" svg:x="8.7cm" svg:y="15.467cm" draw:control="control112"/>
        <draw:control draw:style-name="standard" draw:text-style-name="P7" draw:layer="layout" svg:width="1.7cm" svg:height="0.54cm" svg:x="11.3cm" svg:y="15.467cm" draw:control="control113"/>
        <draw:control draw:style-name="standard" draw:text-style-name="P7" draw:layer="layout" svg:width="6.5cm" svg:height="0.54cm" svg:x="13.2cm" svg:y="15.467cm" draw:control="control114"/>
        <draw:control draw:style-name="gr4" draw:text-style-name="P6" draw:layer="layout" svg:width="0.4cm" svg:height="0.54cm" svg:x="1.3cm" svg:y="16.167cm" draw:control="control115"/>
        <draw:control draw:style-name="standard" draw:text-style-name="P7" draw:layer="layout" svg:width="5.1cm" svg:height="0.54cm" svg:x="1.9cm" svg:y="16.167cm" draw:control="control116"/>
        <draw:control draw:style-name="standard" draw:text-style-name="P8" draw:layer="layout" svg:width="1.1cm" svg:height="0.54cm" svg:x="7.3cm" svg:y="16.167cm" draw:control="control117"/>
        <draw:control draw:style-name="standard" draw:text-style-name="P7" draw:layer="layout" svg:width="2.4cm" svg:height="0.54cm" svg:x="8.7cm" svg:y="16.167cm" draw:control="control118"/>
        <draw:control draw:style-name="standard" draw:text-style-name="P7" draw:layer="layout" svg:width="1.7cm" svg:height="0.54cm" svg:x="11.3cm" svg:y="16.167cm" draw:control="control119"/>
        <draw:control draw:style-name="standard" draw:text-style-name="P7" draw:layer="layout" svg:width="6.5cm" svg:height="0.54cm" svg:x="13.2cm" svg:y="16.167cm" draw:control="control120"/>
        <draw:control draw:style-name="gr4" draw:text-style-name="P6" draw:layer="layout" svg:width="0.4cm" svg:height="0.54cm" svg:x="1.3cm" svg:y="16.867cm" draw:control="control121"/>
        <draw:control draw:style-name="standard" draw:text-style-name="P7" draw:layer="layout" svg:width="5.1cm" svg:height="0.54cm" svg:x="1.9cm" svg:y="16.867cm" draw:control="control122"/>
        <draw:control draw:style-name="standard" draw:text-style-name="P8" draw:layer="layout" svg:width="1.1cm" svg:height="0.54cm" svg:x="7.3cm" svg:y="16.867cm" draw:control="control123"/>
        <draw:control draw:style-name="standard" draw:text-style-name="P7" draw:layer="layout" svg:width="2.4cm" svg:height="0.54cm" svg:x="8.7cm" svg:y="16.867cm" draw:control="control124"/>
        <draw:control draw:style-name="standard" draw:text-style-name="P7" draw:layer="layout" svg:width="1.7cm" svg:height="0.54cm" svg:x="11.3cm" svg:y="16.867cm" draw:control="control125"/>
        <draw:control draw:style-name="standard" draw:text-style-name="P7" draw:layer="layout" svg:width="6.5cm" svg:height="0.54cm" svg:x="13.2cm" svg:y="16.867cm" draw:control="control126"/>
        <draw:control draw:style-name="gr4" draw:text-style-name="P6" draw:layer="layout" svg:width="0.4cm" svg:height="0.54cm" svg:x="1.3cm" svg:y="17.567cm" draw:control="control127"/>
        <draw:control draw:style-name="standard" draw:text-style-name="P7" draw:layer="layout" svg:width="5.1cm" svg:height="0.54cm" svg:x="1.9cm" svg:y="17.567cm" draw:control="control128"/>
        <draw:control draw:style-name="standard" draw:text-style-name="P8" draw:layer="layout" svg:width="1.1cm" svg:height="0.54cm" svg:x="7.3cm" svg:y="17.567cm" draw:control="control129"/>
        <draw:control draw:style-name="standard" draw:text-style-name="P7" draw:layer="layout" svg:width="2.4cm" svg:height="0.54cm" svg:x="8.7cm" svg:y="17.567cm" draw:control="control130"/>
        <draw:control draw:style-name="standard" draw:text-style-name="P7" draw:layer="layout" svg:width="1.7cm" svg:height="0.54cm" svg:x="11.3cm" svg:y="17.567cm" draw:control="control131"/>
        <draw:control draw:style-name="standard" draw:text-style-name="P7" draw:layer="layout" svg:width="6.5cm" svg:height="0.54cm" svg:x="13.2cm" svg:y="17.567cm" draw:control="control132"/>
        <draw:control draw:style-name="gr4" draw:text-style-name="P6" draw:layer="layout" svg:width="0.4cm" svg:height="0.54cm" svg:x="1.3cm" svg:y="18.267cm" draw:control="control133"/>
        <draw:control draw:style-name="standard" draw:text-style-name="P7" draw:layer="layout" svg:width="5.1cm" svg:height="0.54cm" svg:x="1.9cm" svg:y="18.267cm" draw:control="control134"/>
        <draw:control draw:style-name="standard" draw:text-style-name="P8" draw:layer="layout" svg:width="1.1cm" svg:height="0.54cm" svg:x="7.3cm" svg:y="18.267cm" draw:control="control135"/>
        <draw:control draw:style-name="standard" draw:text-style-name="P7" draw:layer="layout" svg:width="2.4cm" svg:height="0.54cm" svg:x="8.7cm" svg:y="18.267cm" draw:control="control136"/>
        <draw:control draw:style-name="standard" draw:text-style-name="P7" draw:layer="layout" svg:width="1.7cm" svg:height="0.54cm" svg:x="11.3cm" svg:y="18.267cm" draw:control="control137"/>
        <draw:control draw:style-name="standard" draw:text-style-name="P7" draw:layer="layout" svg:width="6.5cm" svg:height="0.54cm" svg:x="13.2cm" svg:y="18.267cm" draw:control="control138"/>
        <draw:control draw:style-name="gr4" draw:text-style-name="P6" draw:layer="layout" svg:width="0.4cm" svg:height="0.54cm" svg:x="1.3cm" svg:y="18.967cm" draw:control="control139"/>
        <draw:control draw:style-name="standard" draw:text-style-name="P7" draw:layer="layout" svg:width="5.1cm" svg:height="0.54cm" svg:x="1.9cm" svg:y="18.967cm" draw:control="control140"/>
        <draw:control draw:style-name="standard" draw:text-style-name="P8" draw:layer="layout" svg:width="1.1cm" svg:height="0.54cm" svg:x="7.3cm" svg:y="18.967cm" draw:control="control141"/>
        <draw:control draw:style-name="standard" draw:text-style-name="P7" draw:layer="layout" svg:width="2.4cm" svg:height="0.54cm" svg:x="8.7cm" svg:y="18.967cm" draw:control="control142"/>
        <draw:control draw:style-name="standard" draw:text-style-name="P7" draw:layer="layout" svg:width="1.7cm" svg:height="0.54cm" svg:x="11.3cm" svg:y="18.967cm" draw:control="control143"/>
        <draw:control draw:style-name="standard" draw:text-style-name="P7" draw:layer="layout" svg:width="6.5cm" svg:height="0.54cm" svg:x="13.2cm" svg:y="18.967cm" draw:control="control144"/>
        <draw:control draw:style-name="gr4" draw:text-style-name="P6" draw:layer="layout" svg:width="0.4cm" svg:height="0.54cm" svg:x="1.3cm" svg:y="19.667cm" draw:control="control145"/>
        <draw:control draw:style-name="standard" draw:text-style-name="P7" draw:layer="layout" svg:width="5.1cm" svg:height="0.54cm" svg:x="1.9cm" svg:y="19.667cm" draw:control="control146"/>
        <draw:control draw:style-name="standard" draw:text-style-name="P8" draw:layer="layout" svg:width="1.1cm" svg:height="0.54cm" svg:x="7.3cm" svg:y="19.667cm" draw:control="control147"/>
        <draw:control draw:style-name="standard" draw:text-style-name="P7" draw:layer="layout" svg:width="2.4cm" svg:height="0.54cm" svg:x="8.7cm" svg:y="19.667cm" draw:control="control148"/>
        <draw:control draw:style-name="standard" draw:text-style-name="P7" draw:layer="layout" svg:width="1.7cm" svg:height="0.54cm" svg:x="11.3cm" svg:y="19.667cm" draw:control="control149"/>
        <draw:control draw:style-name="standard" draw:text-style-name="P7" draw:layer="layout" svg:width="6.5cm" svg:height="0.54cm" svg:x="13.2cm" svg:y="19.667cm" draw:control="control150"/>
        <draw:control draw:style-name="gr4" draw:text-style-name="P6" draw:layer="layout" svg:width="0.4cm" svg:height="0.54cm" svg:x="1.3cm" svg:y="20.367cm" draw:control="control151"/>
        <draw:control draw:style-name="standard" draw:text-style-name="P7" draw:layer="layout" svg:width="5.1cm" svg:height="0.54cm" svg:x="1.9cm" svg:y="20.367cm" draw:control="control152"/>
        <draw:control draw:style-name="standard" draw:text-style-name="P8" draw:layer="layout" svg:width="1.1cm" svg:height="0.54cm" svg:x="7.3cm" svg:y="20.367cm" draw:control="control153"/>
        <draw:control draw:style-name="standard" draw:text-style-name="P7" draw:layer="layout" svg:width="2.4cm" svg:height="0.54cm" svg:x="8.7cm" svg:y="20.367cm" draw:control="control154"/>
        <draw:control draw:style-name="standard" draw:text-style-name="P7" draw:layer="layout" svg:width="1.7cm" svg:height="0.54cm" svg:x="11.3cm" svg:y="20.367cm" draw:control="control155"/>
        <draw:control draw:style-name="standard" draw:text-style-name="P7" draw:layer="layout" svg:width="6.5cm" svg:height="0.54cm" svg:x="13.2cm" svg:y="20.367cm" draw:control="control156"/>
        <draw:control draw:style-name="gr4" draw:text-style-name="P6" draw:layer="layout" svg:width="0.4cm" svg:height="0.54cm" svg:x="1.3cm" svg:y="21.067cm" draw:control="control157"/>
        <draw:control draw:style-name="standard" draw:text-style-name="P7" draw:layer="layout" svg:width="5.1cm" svg:height="0.54cm" svg:x="1.9cm" svg:y="21.067cm" draw:control="control158"/>
        <draw:control draw:style-name="standard" draw:text-style-name="P8" draw:layer="layout" svg:width="1.1cm" svg:height="0.54cm" svg:x="7.3cm" svg:y="21.067cm" draw:control="control159"/>
        <draw:control draw:style-name="standard" draw:text-style-name="P7" draw:layer="layout" svg:width="2.4cm" svg:height="0.54cm" svg:x="8.7cm" svg:y="21.067cm" draw:control="control160"/>
        <draw:control draw:style-name="standard" draw:text-style-name="P7" draw:layer="layout" svg:width="1.7cm" svg:height="0.54cm" svg:x="11.3cm" svg:y="21.067cm" draw:control="control161"/>
        <draw:control draw:style-name="standard" draw:text-style-name="P7" draw:layer="layout" svg:width="6.5cm" svg:height="0.54cm" svg:x="13.2cm" svg:y="21.067cm" draw:control="control162"/>
        <draw:control draw:style-name="gr4" draw:text-style-name="P6" draw:layer="layout" svg:width="0.4cm" svg:height="0.54cm" svg:x="1.3cm" svg:y="21.767cm" draw:control="control163"/>
        <draw:control draw:style-name="standard" draw:text-style-name="P7" draw:layer="layout" svg:width="5.1cm" svg:height="0.54cm" svg:x="1.9cm" svg:y="21.767cm" draw:control="control164"/>
        <draw:control draw:style-name="standard" draw:text-style-name="P8" draw:layer="layout" svg:width="1.1cm" svg:height="0.54cm" svg:x="7.3cm" svg:y="21.767cm" draw:control="control165"/>
        <draw:control draw:style-name="standard" draw:text-style-name="P7" draw:layer="layout" svg:width="2.4cm" svg:height="0.54cm" svg:x="8.7cm" svg:y="21.767cm" draw:control="control166"/>
        <draw:control draw:style-name="standard" draw:text-style-name="P7" draw:layer="layout" svg:width="1.7cm" svg:height="0.54cm" svg:x="11.3cm" svg:y="21.767cm" draw:control="control167"/>
        <draw:control draw:style-name="standard" draw:text-style-name="P7" draw:layer="layout" svg:width="6.5cm" svg:height="0.54cm" svg:x="13.2cm" svg:y="21.767cm" draw:control="control168"/>
        <draw:control draw:style-name="gr4" draw:text-style-name="P6" draw:layer="layout" svg:width="0.4cm" svg:height="0.54cm" svg:x="1.3cm" svg:y="22.467cm" draw:control="control169"/>
        <draw:control draw:style-name="standard" draw:text-style-name="P7" draw:layer="layout" svg:width="5.1cm" svg:height="0.54cm" svg:x="1.9cm" svg:y="22.467cm" draw:control="control170"/>
        <draw:control draw:style-name="standard" draw:text-style-name="P8" draw:layer="layout" svg:width="1.1cm" svg:height="0.54cm" svg:x="7.3cm" svg:y="22.467cm" draw:control="control171"/>
        <draw:control draw:style-name="standard" draw:text-style-name="P7" draw:layer="layout" svg:width="2.4cm" svg:height="0.54cm" svg:x="8.7cm" svg:y="22.467cm" draw:control="control172"/>
        <draw:control draw:style-name="standard" draw:text-style-name="P7" draw:layer="layout" svg:width="1.7cm" svg:height="0.54cm" svg:x="11.3cm" svg:y="22.467cm" draw:control="control173"/>
        <draw:control draw:style-name="standard" draw:text-style-name="P7" draw:layer="layout" svg:width="6.5cm" svg:height="0.54cm" svg:x="13.2cm" svg:y="22.467cm" draw:control="control174"/>
        <draw:control draw:style-name="gr4" draw:text-style-name="P6" draw:layer="layout" svg:width="0.4cm" svg:height="0.54cm" svg:x="1.3cm" svg:y="23.167cm" draw:control="control175"/>
        <draw:control draw:style-name="standard" draw:text-style-name="P7" draw:layer="layout" svg:width="5.1cm" svg:height="0.54cm" svg:x="1.9cm" svg:y="23.167cm" draw:control="control176"/>
        <draw:control draw:style-name="standard" draw:text-style-name="P8" draw:layer="layout" svg:width="1.1cm" svg:height="0.54cm" svg:x="7.3cm" svg:y="23.167cm" draw:control="control177"/>
        <draw:control draw:style-name="standard" draw:text-style-name="P7" draw:layer="layout" svg:width="2.4cm" svg:height="0.54cm" svg:x="8.7cm" svg:y="23.167cm" draw:control="control178"/>
        <draw:control draw:style-name="standard" draw:text-style-name="P7" draw:layer="layout" svg:width="1.7cm" svg:height="0.54cm" svg:x="11.3cm" svg:y="23.167cm" draw:control="control179"/>
        <draw:control draw:style-name="standard" draw:text-style-name="P7" draw:layer="layout" svg:width="6.5cm" svg:height="0.54cm" svg:x="13.2cm" svg:y="23.167cm" draw:control="control180"/>
        <draw:control draw:style-name="gr4" draw:text-style-name="P6" draw:layer="layout" svg:width="0.4cm" svg:height="0.54cm" svg:x="1.3cm" svg:y="23.867cm" draw:control="control181"/>
        <draw:control draw:style-name="standard" draw:text-style-name="P7" draw:layer="layout" svg:width="5.1cm" svg:height="0.54cm" svg:x="1.9cm" svg:y="23.867cm" draw:control="control182"/>
        <draw:control draw:style-name="standard" draw:text-style-name="P8" draw:layer="layout" svg:width="1.1cm" svg:height="0.54cm" svg:x="7.3cm" svg:y="23.867cm" draw:control="control183"/>
        <draw:control draw:style-name="standard" draw:text-style-name="P7" draw:layer="layout" svg:width="2.4cm" svg:height="0.54cm" svg:x="8.7cm" svg:y="23.867cm" draw:control="control184"/>
        <draw:control draw:style-name="standard" draw:text-style-name="P7" draw:layer="layout" svg:width="1.7cm" svg:height="0.54cm" svg:x="11.3cm" svg:y="23.867cm" draw:control="control185"/>
        <draw:control draw:style-name="standard" draw:text-style-name="P7" draw:layer="layout" svg:width="6.5cm" svg:height="0.54cm" svg:x="13.2cm" svg:y="23.867cm" draw:control="control186"/>
        <draw:control draw:style-name="gr4" draw:text-style-name="P6" draw:layer="layout" svg:width="0.4cm" svg:height="0.54cm" svg:x="1.3cm" svg:y="24.567cm" draw:control="control187"/>
        <draw:control draw:style-name="standard" draw:text-style-name="P7" draw:layer="layout" svg:width="5.1cm" svg:height="0.54cm" svg:x="1.9cm" svg:y="24.567cm" draw:control="control188"/>
        <draw:control draw:style-name="standard" draw:text-style-name="P8" draw:layer="layout" svg:width="1.1cm" svg:height="0.54cm" svg:x="7.3cm" svg:y="24.567cm" draw:control="control189"/>
        <draw:control draw:style-name="standard" draw:text-style-name="P7" draw:layer="layout" svg:width="2.4cm" svg:height="0.54cm" svg:x="8.7cm" svg:y="24.567cm" draw:control="control190"/>
        <draw:control draw:style-name="standard" draw:text-style-name="P7" draw:layer="layout" svg:width="1.7cm" svg:height="0.54cm" svg:x="11.3cm" svg:y="24.567cm" draw:control="control191"/>
        <draw:control draw:style-name="standard" draw:text-style-name="P7" draw:layer="layout" svg:width="6.5cm" svg:height="0.54cm" svg:x="13.2cm" svg:y="24.567cm" draw:control="control192"/>
        <draw:control draw:style-name="gr4" draw:text-style-name="P6" draw:layer="layout" svg:width="0.4cm" svg:height="0.54cm" svg:x="1.3cm" svg:y="25.267cm" draw:control="control193"/>
        <draw:control draw:style-name="standard" draw:text-style-name="P7" draw:layer="layout" svg:width="5.1cm" svg:height="0.54cm" svg:x="1.9cm" svg:y="25.267cm" draw:control="control194"/>
        <draw:control draw:style-name="standard" draw:text-style-name="P8" draw:layer="layout" svg:width="1.1cm" svg:height="0.54cm" svg:x="7.3cm" svg:y="25.267cm" draw:control="control195"/>
        <draw:control draw:style-name="standard" draw:text-style-name="P7" draw:layer="layout" svg:width="2.4cm" svg:height="0.54cm" svg:x="8.7cm" svg:y="25.267cm" draw:control="control196"/>
        <draw:control draw:style-name="standard" draw:text-style-name="P7" draw:layer="layout" svg:width="1.7cm" svg:height="0.54cm" svg:x="11.3cm" svg:y="25.267cm" draw:control="control197"/>
        <draw:control draw:style-name="standard" draw:text-style-name="P7" draw:layer="layout" svg:width="6.5cm" svg:height="0.54cm" svg:x="13.2cm" svg:y="25.267cm" draw:control="control198"/>
        <draw:control draw:style-name="gr4" draw:text-style-name="P6" draw:layer="layout" svg:width="0.4cm" svg:height="0.54cm" svg:x="1.3cm" svg:y="25.967cm" draw:control="control199"/>
        <draw:control draw:style-name="standard" draw:text-style-name="P7" draw:layer="layout" svg:width="5.1cm" svg:height="0.54cm" svg:x="1.9cm" svg:y="25.967cm" draw:control="control200"/>
        <draw:control draw:style-name="standard" draw:text-style-name="P8" draw:layer="layout" svg:width="1.1cm" svg:height="0.54cm" svg:x="7.3cm" svg:y="25.967cm" draw:control="control201"/>
        <draw:control draw:style-name="standard" draw:text-style-name="P7" draw:layer="layout" svg:width="2.4cm" svg:height="0.54cm" svg:x="8.7cm" svg:y="25.967cm" draw:control="control202"/>
        <draw:control draw:style-name="standard" draw:text-style-name="P7" draw:layer="layout" svg:width="1.7cm" svg:height="0.54cm" svg:x="11.3cm" svg:y="25.967cm" draw:control="control203"/>
        <draw:control draw:style-name="standard" draw:text-style-name="P7" draw:layer="layout" svg:width="6.5cm" svg:height="0.54cm" svg:x="13.2cm" svg:y="25.967cm" draw:control="control204"/>
        <draw:control draw:style-name="gr4" draw:text-style-name="P6" draw:layer="layout" svg:width="0.4cm" svg:height="0.54cm" svg:x="1.3cm" svg:y="26.667cm" draw:control="control205"/>
        <draw:control draw:style-name="standard" draw:text-style-name="P7" draw:layer="layout" svg:width="5.1cm" svg:height="0.54cm" svg:x="1.9cm" svg:y="26.667cm" draw:control="control206"/>
        <draw:control draw:style-name="standard" draw:text-style-name="P8" draw:layer="layout" svg:width="1.1cm" svg:height="0.54cm" svg:x="7.3cm" svg:y="26.667cm" draw:control="control207"/>
        <draw:control draw:style-name="standard" draw:text-style-name="P7" draw:layer="layout" svg:width="2.4cm" svg:height="0.54cm" svg:x="8.7cm" svg:y="26.667cm" draw:control="control208"/>
        <draw:control draw:style-name="standard" draw:text-style-name="P7" draw:layer="layout" svg:width="1.7cm" svg:height="0.54cm" svg:x="11.3cm" svg:y="26.667cm" draw:control="control209"/>
        <draw:control draw:style-name="standard" draw:text-style-name="P7" draw:layer="layout" svg:width="6.5cm" svg:height="0.54cm" svg:x="13.2cm" svg:y="26.667cm" draw:control="control210"/>
        <draw:control draw:style-name="gr4" draw:text-style-name="P6" draw:layer="layout" svg:width="0.4cm" svg:height="0.54cm" svg:x="1.3cm" svg:y="27.367cm" draw:control="control211"/>
        <draw:control draw:style-name="standard" draw:text-style-name="P7" draw:layer="layout" svg:width="5.1cm" svg:height="0.54cm" svg:x="1.9cm" svg:y="27.367cm" draw:control="control212"/>
        <draw:control draw:style-name="standard" draw:text-style-name="P8" draw:layer="layout" svg:width="1.1cm" svg:height="0.54cm" svg:x="7.3cm" svg:y="27.367cm" draw:control="control213"/>
        <draw:control draw:style-name="standard" draw:text-style-name="P7" draw:layer="layout" svg:width="2.4cm" svg:height="0.54cm" svg:x="8.7cm" svg:y="27.367cm" draw:control="control214"/>
        <draw:control draw:style-name="standard" draw:text-style-name="P7" draw:layer="layout" svg:width="1.7cm" svg:height="0.54cm" svg:x="11.3cm" svg:y="27.367cm" draw:control="control215"/>
        <draw:control draw:style-name="standard" draw:text-style-name="P7" draw:layer="layout" svg:width="6.5cm" svg:height="0.54cm" svg:x="13.2cm" svg:y="27.367cm" draw:control="control216"/>
        <draw:control draw:style-name="gr4" draw:text-style-name="P6" draw:layer="layout" svg:width="0.4cm" svg:height="0.54cm" svg:x="1.3cm" svg:y="28.067cm" draw:control="control217"/>
        <draw:control draw:style-name="standard" draw:text-style-name="P7" draw:layer="layout" svg:width="5.1cm" svg:height="0.54cm" svg:x="1.9cm" svg:y="28.067cm" draw:control="control218"/>
        <draw:control draw:style-name="standard" draw:text-style-name="P8" draw:layer="layout" svg:width="1.1cm" svg:height="0.54cm" svg:x="7.3cm" svg:y="28.067cm" draw:control="control219"/>
        <draw:control draw:style-name="standard" draw:text-style-name="P7" draw:layer="layout" svg:width="2.4cm" svg:height="0.54cm" svg:x="8.7cm" svg:y="28.067cm" draw:control="control220"/>
        <draw:control draw:style-name="standard" draw:text-style-name="P7" draw:layer="layout" svg:width="1.7cm" svg:height="0.54cm" svg:x="11.3cm" svg:y="28.067cm" draw:control="control221"/>
        <draw:control draw:style-name="standard" draw:text-style-name="P7" draw:layer="layout" svg:width="6.5cm" svg:height="0.54cm" svg:x="13.2cm" svg:y="28.067cm" draw:control="control222"/>
        <draw:frame draw:style-name="gr5" draw:layer="controls" svg:width="0.502cm" svg:height="1.187cm" svg:x="15.7cm" svg:y="28.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ldstyle Small Caps" svg:font-family="'Oldstyle Small Ca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21:37:33.383000000</meta:creation-date>
    <dc:date>2014-08-20T22:25:57.376000000</dc:date>
    <meta:editing-duration>PT42M11S</meta:editing-duration>
    <meta:editing-cycles>15</meta:editing-cycles>
    <meta:generator>LibreOffice/4.3.0.4$Windows_x86 LibreOffice_project/62ad5818884a2fc2e5780dd45466868d41009ec0</meta:generator>
    <meta:document-statistic meta:object-count="230"/>
  </office:meta>
</office:document-meta>
</file>